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28e" officeooo:paragraph-rsid="001bd28e"/>
    </style:style>
    <style:style style:name="P2" style:family="paragraph" style:parent-style-name="Standard">
      <style:text-properties officeooo:rsid="001bd28e" officeooo:paragraph-rsid="001bd28e" fo:background-color="transparent"/>
    </style:style>
    <style:style style:name="P3" style:family="paragraph" style:parent-style-name="Standard">
      <style:text-properties officeooo:rsid="001bd28e" officeooo:paragraph-rsid="001e21cf" fo:background-color="transparent"/>
    </style:style>
    <style:style style:name="P4" style:family="paragraph" style:parent-style-name="Standard">
      <style:paragraph-properties fo:line-height="115%"/>
      <style:text-properties officeooo:rsid="001bd28e" officeooo:paragraph-rsid="001f02d4" fo:background-color="transparent"/>
    </style:style>
    <style:style style:name="P5" style:family="paragraph" style:parent-style-name="Standard">
      <style:text-properties officeooo:rsid="001e21cf" officeooo:paragraph-rsid="001e21cf" fo:background-color="transparent"/>
    </style:style>
    <style:style style:name="P6" style:family="paragraph" style:parent-style-name="Standard">
      <style:paragraph-properties fo:line-height="115%"/>
      <style:text-properties officeooo:rsid="001e21cf" officeooo:paragraph-rsid="001f02d4" fo:background-color="transparent"/>
    </style:style>
    <style:style style:name="P7" style:family="paragraph" style:parent-style-name="Standard">
      <style:text-properties officeooo:paragraph-rsid="001bd28e" fo:background-color="transparent"/>
    </style:style>
    <style:style style:name="P8" style:family="paragraph" style:parent-style-name="Standard">
      <style:text-properties officeooo:paragraph-rsid="001bd28e"/>
    </style:style>
    <style:style style:name="P9" style:family="paragraph" style:parent-style-name="Standard">
      <style:text-properties officeooo:rsid="001d02aa" officeooo:paragraph-rsid="001d02aa"/>
    </style:style>
    <style:style style:name="P10" style:family="paragraph" style:parent-style-name="Standard">
      <style:text-properties officeooo:rsid="001d02aa" officeooo:paragraph-rsid="001e21cf"/>
    </style:style>
    <style:style style:name="P11" style:family="paragraph" style:parent-style-name="Standard">
      <style:paragraph-properties fo:line-height="115%"/>
      <style:text-properties officeooo:rsid="001d02aa" officeooo:paragraph-rsid="001f02d4"/>
    </style:style>
    <style:style style:name="P12" style:family="paragraph" style:parent-style-name="Standard">
      <style:text-properties officeooo:rsid="001f02d4" officeooo:paragraph-rsid="001f02d4"/>
    </style:style>
    <style:style style:name="P13" style:family="paragraph" style:parent-style-name="Standard">
      <style:paragraph-properties fo:line-height="115%"/>
      <style:text-properties officeooo:rsid="001f02d4" officeooo:paragraph-rsid="001f02d4"/>
    </style:style>
    <style:style style:name="P14" style:family="paragraph" style:parent-style-name="Standard">
      <style:text-properties fo:font-weight="bold" officeooo:rsid="001f02d4" officeooo:paragraph-rsid="001f02d4" style:font-weight-asian="bold" style:font-weight-complex="bold"/>
    </style:style>
    <style:style style:name="P15" style:family="paragraph" style:parent-style-name="Standard">
      <style:text-properties fo:font-weight="bold" officeooo:rsid="001e21cf" officeooo:paragraph-rsid="001e21cf" style:font-weight-asian="bold" style:font-weight-complex="bold"/>
    </style:style>
    <style:style style:name="P16" style:family="paragraph" style:parent-style-name="Standard">
      <style:text-properties fo:font-weight="bold" officeooo:rsid="001d02aa" officeooo:paragraph-rsid="001d02aa" style:font-weight-asian="bold" style:font-weight-complex="bold"/>
    </style:style>
    <style:style style:name="T1" style:family="text">
      <style:text-properties fo:background-color="#ffff00"/>
    </style:style>
    <style:style style:name="T2" style:family="text">
      <style:text-properties officeooo:rsid="001d02aa"/>
    </style:style>
    <style:style style:name="T3" style:family="text">
      <style:text-properties officeooo:rsid="001e21cf"/>
    </style:style>
    <style:style style:name="T4" style:family="text">
      <style:text-properties fo:background-color="transparent" loext:char-shading-value="0"/>
    </style:style>
    <style:style style:name="T5" style:family="text">
      <style:text-properties loext:char-shading-value="0" fo:background-color="#ffff00"/>
    </style:style>
    <style:style style:name="T6" style:family="text">
      <style:text-properties officeooo:rsid="001e21cf" fo:background-color="transparent" loext:char-shading-value="0"/>
    </style:style>
    <style:style style:name="T7" style:family="text">
      <style:text-properties officeooo:rsid="001e21cf" fo:background-color="transparent" loext:char-shading-value="0"/>
    </style:style>
    <style:style style:name="T8" style:family="text">
      <style:text-properties fo:background-color="transparent" loext:char-shading-value="0"/>
    </style:style>
    <style:style style:name="T9" style:family="text">
      <style:text-properties officeooo:rsid="001f02d4"/>
    </style:style>
    <style:style style:name="T10" style:family="text">
      <style:text-properties fo:font-weight="bold" style:font-weight-asian="bold" style:font-weight-complex="bold"/>
    </style:style>
    <style:style style:name="T11" style:family="text">
      <style:text-properties fo:font-weight="bold" officeooo:rsid="001d02a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d02a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ork:</text:p>
      <text:p text:style-name="P1"/>
      <text:p text:style-name="P1">I usually smoke it, but I was feeling lazy and didn't have an entire day to dedicate to tending a smoker so I did a crockpot pulled pork, but I used my standard rub. </text:p>
      <text:p text:style-name="P1"/>
      <text:p text:style-name="P1"><text:span text:style-name="T10">Dry rub-</text:span> </text:p>
      <text:p text:style-name="P1"/>
      <text:p text:style-name="P2">2 cups of dark brown sugar</text:p>
      <text:p text:style-name="P2">1 tablespoons of salt</text:p>
      <text:p text:style-name="P2">1 <text:span text:style-name="T3">tablespoon</text:span> of black pepper</text:p>
      <text:p text:style-name="P2">2 TEAspoons of ground cumin</text:p>
      <text:p text:style-name="P2">1 tablespoons of paprika</text:p>
      <text:p text:style-name="P2">a dash (maybe a quarter teaspoon or so) of cinnamon</text:p>
      <text:p text:style-name="P2"/>
      <text:p text:style-name="P2">I use about 2 cups of dark brown sugar, if all you have is light brown, that's okay too, but dark tastes better. (most of these measurements are in tablespoons, NOT teaspoons, don't mix them up). 1 tablespoons of salt 1, tbspn of black pepper, 2 TEAspoons of ground cumin, 1 tablespoons of paprika. a dash (maybe a quarter teaspoon or so) of cinnamon.</text:p>
      <text:p text:style-name="P2"/>
      <text:p text:style-name="P1">For the dry rub you will put on the pork and don't move it, the idea is to let it soak into the meat. <text:s/></text:p>
      <text:p text:style-name="P1"/>
      <text:p text:style-name="P16">Pork- </text:p>
      <text:p text:style-name="P12">1 Pork shoulder</text:p>
      <text:p text:style-name="P9">1 Onion</text:p>
      <text:p text:style-name="P9">Bunch of garlic</text:p>
      <text:p text:style-name="P9">1 Beer</text:p>
      <text:p text:style-name="P9">4 Shots of bourbon </text:p>
      <text:p text:style-name="P9">½ Table spoon Salt</text:p>
      <text:p text:style-name="P1"/>
      <text:p text:style-name="P2"><text:span text:style-name="T2">S</text:span>o here's how you piece it together, chop up an onion and a bunch of garlic and throw it on the bottom of the crockpot, throw in a beer and 4 shots of bourbon and <text:s/>half-tablespoon of salt. put a nice layer of dry rub on the pork and carefully put it in the crockpot (make sure it fits before you put on the dry rub) and put the rest of the dry rub over it. cover and cook on low for 12-18 hours. check it every 4 hours to make sure it's not overflowing.</text:p>
      <text:p text:style-name="P1"/>
      <text:p text:style-name="P10">When the pork is done pull it out and keep the juices. Shred/pull the pork, then I usually do two three hand fulls of pulled pork in a 12 inch frying pan with some of the crock pot juice and caramelize the pork with the juices, I eyeball the amount of juices to pork I have. </text:p>
      <text:p text:style-name="P10"/>
      <text:p text:style-name="P10">After the pork is caramelized I am done, I do not mix in the BBQ sauce I prefer it <text:span text:style-name="T3">separate</text:span> because I can use the left over pork and make carnitas and other dishes where you would not want it in the BBQ sauce slushy. </text:p>
      <text:p text:style-name="P1"/>
      <text:p text:style-name="P15">BBQ sauce-</text:p>
      <text:p text:style-name="P5">Ketchup 24oz</text:p>
      <text:p text:style-name="P3">2 shots of bourbon</text:p>
      <text:p text:style-name="P3"><text:span text:style-name="T3">1 c</text:span>up of dark brown sugar</text:p>
      <text:p text:style-name="P3">2 tablespoons of apple-cider-vinegar</text:p>
      <text:p text:style-name="P3"><text:soft-page-break/><text:span text:style-name="T3">2 </text:span>tablespoons of black strap <text:span text:style-name="T3">molasses( Black strap is hard to find, any molasses will do, the darker the better)</text:span></text:p>
      <text:p text:style-name="P3"><text:span text:style-name="T3">2 </text:span>teaspoons of pepper</text:p>
      <text:p text:style-name="P3"><text:span text:style-name="T3">1 </text:span>teaspoon of paprika</text:p>
      <text:p text:style-name="P3"><text:span text:style-name="T3">1 </text:span>teaspoon onion powder</text:p>
      <text:p text:style-name="P3"><text:span text:style-name="T3">1 </text:span>teaspoon garlic powder</text:p>
      <text:p text:style-name="P3">some cayenne pepper <text:span text:style-name="T3">or hot sauce ( I use mad dog 357 hot sauce, got it from a hot sauce store at the mall, vary spicy, usually a few drops, 5-8) <text:s/></text:span></text:p>
      <text:p text:style-name="P3"><text:span text:style-name="T1"/></text:p>
      <text:p text:style-name="P7"><text:span text:style-name="T13">N</text:span><text:span text:style-name="T12">ow for the </text:span><text:span text:style-name="T13">barbecue</text:span><text:span text:style-name="T12"> sauce</text:span>. first you go buy the cheapest bottle of ketchup you can get. just the regular sized bottle, (24oz bottle) then you empty the whole thing on a pot on the stove. make sure to keep the heat low at a simmer, the sauce will burn easily because of all the sugar</text:p>
      <text:p text:style-name="P8"/>
      <text:p text:style-name="P1"><text:span text:style-name="T7">P</text:span><text:span text:style-name="T8">ut in 2 shots of bourbon and a cup of dark brown sugar. 2 tablespoons of apple-cider-vinegar a couple tablespoons </text:span><text:span text:style-name="T7">molasses.</text:span><text:span text:style-name="T8"> take a shot of bourbon and do a pirouette. </text:span><text:span text:style-name="T7">A</text:span><text:span text:style-name="T8">dd in a couple teaspoons of pepper, a teaspoon of paprika and a teaspoon each of onion and garlic powder. <text:s/>at this point it should stop tasting of ketchup. you will have to change it depending on your tastes, you can add some cayenne pepper if you want it spicy or some hot sauce. </text:span><text:span text:style-name="T7">Add two tablespoons of</text:span><text:span text:style-name="T8"> liquid smoke </text:span><text:span text:style-name="T7">to the sauce, it is done when it tastes the way you want. </text:span></text:p>
      <text:p text:style-name="P1"><text:span text:style-name="T7"/></text:p>
      <text:p text:style-name="P1"><text:span text:style-name="T7"/></text:p>
      <text:p text:style-name="P14"><text:span text:style-name="T7">S</text:span><text:span text:style-name="T8">hopping list:</text:span></text:p>
      <text:p text:style-name="P1"><text:span text:style-name="T7"/></text:p>
      <text:p text:style-name="P13">1 Pork shoulder</text:p>
      <text:p text:style-name="P13">Hawaiian bread rolls(For pulled pork sliders)</text:p>
      <text:p text:style-name="P11">1 Onion</text:p>
      <text:p text:style-name="P4"><text:span text:style-name="T9">3</text:span> cups of dark brown sugar</text:p>
      <text:p text:style-name="P4"><text:span text:style-name="T9">S</text:span>alt</text:p>
      <text:p text:style-name="P4"><text:span text:style-name="T9">B</text:span>lack pepper</text:p>
      <text:p text:style-name="P4"><text:span text:style-name="T9">G</text:span>round cumin</text:p>
      <text:p text:style-name="P4"><text:span text:style-name="T9">P</text:span>aprika</text:p>
      <text:p text:style-name="P4"><text:span text:style-name="T9">Ground </text:span>cinnamon</text:p>
      <text:p text:style-name="P11">Bunch of garlic</text:p>
      <text:p text:style-name="P11">1 Beer</text:p>
      <text:p text:style-name="P11"><text:span text:style-name="T9">6</text:span> Shots of bourbon </text:p>
      <text:p text:style-name="P6">Ketchup 24oz</text:p>
      <text:p text:style-name="P4"><text:span text:style-name="T9">A</text:span>pple-cider-vinegar</text:p>
      <text:p text:style-name="P4"><text:span text:style-name="T9">B</text:span>lack strap <text:span text:style-name="T3">molasses( Black strap is hard to find, any molasses will do, the darker the better)</text:span></text:p>
      <text:p text:style-name="P4"><text:span text:style-name="T9">O</text:span>nion powder</text:p>
      <text:p text:style-name="P4"><text:span text:style-name="T9">G</text:span>arlic powder</text:p>
      <text:p text:style-name="P4"><text:span text:style-name="T7">some cayenne pepper </text:span><text:span text:style-name="T3">or hot sauce ( I use mad dog 357 hot sauce, got it from a hot sauce store at the mall, vary spicy, usually a few drops, 5-8)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20:37:46.551000000</meta:creation-date>
    <dc:date>2017-12-22T00:08:45.841000000</dc:date>
    <meta:editing-duration>PT7M35S</meta:editing-duration>
    <meta:editing-cycles>1</meta:editing-cycles>
    <meta:document-statistic meta:table-count="0" meta:image-count="0" meta:object-count="0" meta:page-count="2" meta:paragraph-count="53" meta:word-count="710" meta:character-count="3615" meta:non-whitespace-character-count="2942"/>
    <meta:generator>LibreOffice/5.4.0.3$Windows_X86_64 LibreOffice_project/7556cbc6811c9d992f4064ab9287069087d7f62c</meta:generator>
  </office:meta>
</office:document-meta>
</file>